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OBANDO PLASENCIA, JOSE ESMILDO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J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OBANDO PLASENCIA, DIANA MARILEY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741503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1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5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18:50:0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